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text-properties officeooo:rsid="00288941" officeooo:paragraph-rsid="00288941"/>
    </style:style>
    <style:style style:name="P9" style:family="paragraph" style:parent-style-name="Text_20_body">
      <style:text-properties officeooo:paragraph-rsid="00288941"/>
    </style:style>
    <style:style style:name="P10" style:family="paragraph" style:parent-style-name="Standard">
      <style:text-properties officeooo:rsid="002de917" officeooo:paragraph-rsid="002de917"/>
    </style:style>
    <style:style style:name="P11" style:family="paragraph" style:parent-style-name="Text_20_body">
      <style:text-properties officeooo:rsid="002b0646" officeooo:paragraph-rsid="002b0646"/>
    </style:style>
    <style:style style:name="P12" style:family="paragraph" style:parent-style-name="Text_20_body">
      <style:paragraph-properties fo:break-before="page"/>
      <style:text-properties officeooo:rsid="002b0646" officeooo:paragraph-rsid="002b0646"/>
    </style:style>
    <style:style style:name="P13" style:family="paragraph" style:parent-style-name="Text_20_body">
      <style:text-properties officeooo:paragraph-rsid="002b0646"/>
    </style:style>
    <style:style style:name="P14" style:family="paragraph" style:parent-style-name="Text_20_body">
      <style:text-properties officeooo:rsid="002fab06" officeooo:paragraph-rsid="002fab06"/>
    </style:style>
    <style:style style:name="P15"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16" style:family="paragraph" style:parent-style-name="Text_20_body">
      <style:text-properties officeooo:paragraph-rsid="002fab06"/>
    </style:style>
    <style:style style:name="P17" style:family="paragraph" style:parent-style-name="Text_20_body">
      <style:text-properties fo:font-size="9pt" officeooo:rsid="002fab06" officeooo:paragraph-rsid="002fab06" style:font-size-asian="9pt" style:font-size-complex="9pt"/>
    </style:style>
    <style:style style:name="P18" style:family="paragraph" style:parent-style-name="Text_20_body">
      <style:text-properties fo:font-size="9pt" officeooo:rsid="002fab06" officeooo:paragraph-rsid="002ff94d" style:font-size-asian="9pt" style:font-size-complex="9pt"/>
    </style:style>
    <style:style style:name="P19" style:family="paragraph" style:parent-style-name="Text_20_body">
      <style:paragraph-properties fo:break-before="page"/>
      <style:text-properties fo:font-size="9pt" officeooo:rsid="002fab06" officeooo:paragraph-rsid="002ff94d" style:font-size-asian="9pt" style:font-size-complex="9pt"/>
    </style:style>
    <style:style style:name="P20" style:family="paragraph" style:parent-style-name="Text_20_body">
      <style:text-properties fo:font-size="9pt" officeooo:rsid="002fab06" officeooo:paragraph-rsid="00302248" style:font-size-asian="9pt" style:font-size-complex="9pt"/>
    </style:style>
    <style:style style:name="P21" style:family="paragraph" style:parent-style-name="Heading_20_1">
      <style:text-properties officeooo:rsid="001d885a" officeooo:paragraph-rsid="001d885a"/>
    </style:style>
    <style:style style:name="P22" style:family="paragraph" style:parent-style-name="Heading_20_1">
      <style:paragraph-properties fo:break-before="page"/>
      <style:text-properties officeooo:rsid="002fab06" officeooo:paragraph-rsid="002fab06"/>
    </style:style>
    <style:style style:name="P23" style:family="paragraph" style:parent-style-name="Heading_20_2">
      <style:text-properties officeooo:rsid="001e65ea" officeooo:paragraph-rsid="001e65ea"/>
    </style:style>
    <style:style style:name="P24" style:family="paragraph" style:parent-style-name="Heading_20_2">
      <style:paragraph-properties fo:break-before="page"/>
      <style:text-properties officeooo:rsid="0025dd2f" officeooo:paragraph-rsid="0025dd2f"/>
    </style:style>
    <style:style style:name="P25" style:family="paragraph" style:parent-style-name="Heading_20_2">
      <style:paragraph-properties fo:break-before="page"/>
      <style:text-properties officeooo:rsid="00288941" officeooo:paragraph-rsid="00288941"/>
    </style:style>
    <style:style style:name="P26" style:family="paragraph" style:parent-style-name="Standard" style:list-style-name="L3">
      <style:text-properties officeooo:rsid="002de917" officeooo:paragraph-rsid="002de917"/>
    </style:style>
    <style:style style:name="P27" style:family="paragraph" style:parent-style-name="Standard" style:list-style-name="L3">
      <style:text-properties style:use-window-font-color="true" loext:opacity="0%" officeooo:rsid="002de917" officeooo:paragraph-rsid="002de917"/>
    </style:style>
    <style:style style:name="P28" style:family="paragraph" style:parent-style-name="Text_20_body" style:list-style-name="L1">
      <style:text-properties officeooo:paragraph-rsid="001d885a"/>
    </style:style>
    <style:style style:name="P29" style:family="paragraph" style:parent-style-name="Text_20_body" style:list-style-name="L1">
      <style:text-properties officeooo:rsid="001d885a" officeooo:paragraph-rsid="001d885a"/>
    </style:style>
    <style:style style:name="P30" style:family="paragraph" style:parent-style-name="Text_20_body" style:list-style-name="L1">
      <style:text-properties officeooo:rsid="001d885a" officeooo:paragraph-rsid="001e65ea"/>
    </style:style>
    <style:style style:name="P31" style:family="paragraph" style:parent-style-name="Text_20_body" style:list-style-name="L1">
      <style:text-properties officeooo:rsid="001e65ea" officeooo:paragraph-rsid="001e65ea"/>
    </style:style>
    <style:style style:name="P32" style:family="paragraph" style:parent-style-name="Text_20_body" style:list-style-name="L1">
      <style:text-properties officeooo:rsid="0022312f" officeooo:paragraph-rsid="0022312f"/>
    </style:style>
    <style:style style:name="P33" style:family="paragraph" style:parent-style-name="Text_20_body" style:list-style-name="L1">
      <style:text-properties officeooo:rsid="00220878" officeooo:paragraph-rsid="00220878"/>
    </style:style>
    <style:style style:name="P34" style:family="paragraph" style:parent-style-name="Text_20_body" style:list-style-name="L1">
      <style:text-properties officeooo:rsid="0023ed55" officeooo:paragraph-rsid="0023ed55"/>
    </style:style>
    <style:style style:name="P35" style:family="paragraph" style:parent-style-name="Text_20_body" style:list-style-name="L2">
      <style:text-properties officeooo:rsid="00288941" officeooo:paragraph-rsid="00288941"/>
    </style:style>
    <style:style style:name="P36" style:family="paragraph" style:parent-style-name="Text_20_body" style:list-style-name="L3">
      <style:text-properties officeooo:rsid="002de917" officeooo:paragraph-rsid="002de917"/>
    </style:style>
    <style:style style:name="P37" style:family="paragraph" style:parent-style-name="Text_20_body" style:list-style-name="L3">
      <style:text-properties style:use-window-font-color="true" loext:opacity="0%" officeooo:paragraph-rsid="002de917"/>
    </style:style>
    <style:style style:name="P38" style:family="paragraph" style:parent-style-name="Text_20_body" style:list-style-name="L4">
      <style:text-properties officeooo:rsid="002fab06" officeooo:paragraph-rsid="002fab06"/>
    </style:style>
    <style:style style:name="P39" style:family="paragraph" style:parent-style-name="Text_20_body">
      <style:text-properties officeooo:paragraph-rsid="00357911"/>
    </style:style>
    <style:style style:name="P40" style:family="paragraph" style:parent-style-name="Text_20_body">
      <style:text-properties officeooo:paragraph-rsid="002fab06"/>
    </style:style>
    <style:style style:name="P41" style:family="paragraph">
      <loext:graphic-properties draw:fill="solid" draw:fill-color="#729fcf"/>
      <style:paragraph-properties style:writing-mode="lr-tb"/>
    </style:style>
    <style:style style:name="P42" style:family="paragraph">
      <style:paragraph-properties style:text-autospace="none"/>
    </style:style>
    <style:style style:name="P43" style:family="paragraph">
      <loext:graphic-properties draw:fill="solid" draw:fill-color="#dddddd"/>
      <style:paragraph-properties style:text-autospace="none" style:writing-mode="lr-tb"/>
      <style:text-properties fo:font-size="12pt"/>
    </style:style>
    <style:style style:name="P44" style:family="paragraph">
      <loext:graphic-properties draw:fill="solid" draw:fill-color="#dddddd"/>
      <style:paragraph-properties style:text-autospace="none" style:writing-mode="lr-tb"/>
      <style:text-properties fo:color="#000000" loext:opacity="100%" fo:font-size="12pt"/>
    </style:style>
    <style:style style:name="P45"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officeooo:rsid="00357911"/>
    </style:style>
    <style:style style:name="T15" style:family="text">
      <style:text-properties fo:font-size="9pt" officeooo:rsid="00357911" style:font-size-asian="9pt" style:font-size-complex="9pt"/>
    </style:style>
    <style:style style:name="T16" style:family="text">
      <style:text-properties fo:color="#000000" loext:opacity="100%" style:font-name="JetBrains Mono" fo:font-size="10pt" style:font-name-asian="JetBrains Mono" style:font-size-asian="10pt" style:font-name-complex="JetBrains Mono" style:font-size-complex="10pt"/>
    </style:style>
    <style:style style:name="T17" style:family="text">
      <style:text-properties fo:color="#a9b7c6"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Section 7 Web Development with Spring MVC</text:h>
      <text:p text:style-name="P2"/>
      <text:h text:style-name="P23"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3" draw:name="Frame1" text:anchor-type="paragraph" svg:x="0.549cm" svg:y="-0.076cm" svg:width="15.52cm" draw:z-index="0"><draw:text-box fo:min-height="3.357cm"><text:p text:style-name="Drawing"><draw:frame text:anchor-type="paragraph" draw:z-index="1" draw:name="Shape1" draw:style-name="gr10" draw:text-style-name="P45"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550120887" text:style-name="L1">
        <text:list-item>
          <text:p text:style-name="P29">I created a Maven project using <text:a xlink:type="simple" xlink:href="https://start.spring.io/" text:style-name="Internet_20_link" text:visited-style-name="Visited_20_Internet_20_Link">https://start.spring.io/</text:a></text:p>
          <text:list>
            <text:list-item>
              <text:p text:style-name="P29">java -. maven – 2.7.8 - </text:p>
            </text:list-item>
            <text:list-item>
              <text:p text:style-name="P29">&lt;groupId&gt;guru.springframework&lt;/groupId&gt;</text:p>
            </text:list-item>
            <text:list-item>
              <text:p text:style-name="P29">&lt;artifactId&gt;recipe&lt;/artifactId&gt;</text:p>
            </text:list-item>
            <text:list-item>
              <text:p text:style-name="P29"><text:tab/>&lt;name&gt;recipe&lt;/name&gt;</text:p>
            </text:list-item>
            <text:list-item>
              <text:p text:style-name="P29"><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0240738005981" text:continue-numbering="true" text:style-name="L1">
        <text:list-item>
          <text:p text:style-name="P30">Named my project folder same as artifactId – recipe</text:p>
        </text:list-item>
        <text:list-item>
          <text:p text:style-name="P31">extracted contents to the project’s current location.</text:p>
        </text:list-item>
        <text:list-item>
          <text:p text:style-name="P28"><text:span text:style-name="T2">made it a git </text:span><text:span text:style-name="T1">reposotory,a README.md,</text:span><text:span text:style-name="T2">created a master branch and an .gitignore file</text:span></text:p>
          <text:list>
            <text:list-header>
              <text:p text:style-name="P29">&gt; git init</text:p>
              <text:p text:style-name="P29">&gt;git switch -c master</text:p>
            </text:list-header>
            <text:list-item>
              <text:p text:style-name="P32">&gt; add and commit changes</text:p>
            </text:list-item>
            <text:list-item>
              <text:p text:style-name="P32">&gt; git add .</text:p>
            </text:list-item>
            <text:list-item>
              <text:p text:style-name="P32">&gt; git commit -m “add recipe project”</text:p>
            </text:list-item>
          </text:list>
        </text:list-item>
        <text:list-item>
          <text:p text:style-name="P31">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0239365470122" text:continue-numbering="true" text:style-name="L1">
        <text:list-item>
          <text:p text:style-name="P31">Pushed my local master branch to gitub.</text:p>
          <text:list>
            <text:list-header>
              <text:p text:style-name="P33">&gt; git push origin master</text:p>
            </text:list-header>
          </text:list>
        </text:list-item>
        <text:list-item>
          <text:p text:style-name="P34">open project in IDE (IntelliJ) and commit changes to this file</text:p>
        </text:list-item>
      </text:list>
      <text:p text:style-name="P4"/>
      <text:h text:style-name="P24"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9" draw:text-style-name="P45"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25" text:outline-level="2">Lesson 101 Create Index Page</text:h>
      <text:p text:style-name="P9"/>
      <text:list xml:id="list1332111482" text:style-name="L2">
        <text:list-item>
          <text:p text:style-name="P35">Create a controller</text:p>
        </text:list-item>
      </text:list>
      <text:p text:style-name="P8"/>
      <text:p text:style-name="P8"><draw:frame draw:style-name="fr3" draw:name="Frame3" text:anchor-type="paragraph" svg:x="0.467cm" svg:y="-0.116cm" svg:width="14.395cm" draw:z-index="6"><draw:text-box fo:min-height="8.634cm"><text:p text:style-name="Drawing"><draw:frame text:anchor-type="paragraph" draw:z-index="7" draw:name="Shape4" draw:style-name="gr7" draw:text-style-name="P43" svg:width="14.394cm" svg:height="8.633cm" svg:x="0cm" svg:y="0cm"><draw:text-box><text:p text:style-name="P42"><text:span text:style-name="T16">package guru.springframework.controllers;</text:span><text:span text:style-name="T16"><text:line-break/></text:span><text:span text:style-name="T16"><text:line-break/></text:span><text:span text:style-name="T16">import org.springframework.stereotype.Controller;</text:span><text:span text:style-name="T16"><text:line-break/></text:span><text:span text:style-name="T16">import </text:span><text:span text:style-name="T16">org.springframework.web.bind.annotation.RequestMapping;</text:span><text:span text:style-name="T16"><text:line-break/></text:span><text:span text:style-name="T16"><text:line-break/></text:span><text:span text:style-name="T16">/*</text:span><text:span text:style-name="T16"><text:line-break/></text:span><text:span text:style-name="T16"> <text:s text:c="3"/>Tells Spring that this is a Bean</text:span><text:span text:style-name="T16"><text:line-break/></text:span><text:span text:style-name="T16"> */</text:span><text:span text:style-name="T16"><text:line-break/></text:span><text:span text:style-name="T16">@Controller</text:span><text:span text:style-name="T16"><text:line-break/></text:span><text:span text:style-name="T16">public class IndexController {</text:span><text:span text:style-name="T16"><text:line-break/></text:span><text:span text:style-name="T16"><text:line-break/></text:span><text:span text:style-name="T16"> <text:s text:c="3"/>/*</text:span><text:span text:style-name="T16"><text:line-break/></text:span><text:span text:style-name="T16"> <text:s text:c="7"/>@RequestMapping({"","/","/index"}) is the URL path to the </text:span><text:span text:style-name="T16">index.html page</text:span><text:span text:style-name="T16"><text:line-break/></text:span><text:span text:style-name="T16"> <text:s text:c="6"/>return "index" name must match the actual htm file name</text:span><text:span text:style-name="T16"><text:line-break/></text:span><text:span text:style-name="T16"> <text:s text:c="4"/>*/</text:span><text:span text:style-name="T16"><text:line-break/></text:span><text:span text:style-name="T16"> <text:s text:c="3"/>@RequestMapping({"","/","/index"})</text:span><text:span text:style-name="T16"><text:line-break/></text:span><text:span text:style-name="T16"> <text:s text:c="3"/>public String getIndexPage(){</text:span><text:span text:style-name="T16"><text:line-break/></text:span><text:span text:style-name="T16"> <text:s text:c="7"/>return "index";</text:span><text:span text:style-name="T16"><text:line-break/></text:span><text:span text:style-name="T16"> <text:s text:c="3"/>}</text:span><text:span text:style-name="T16"><text:line-break/></text:span><text:span text:style-name="T16">}</text:span><text:span text:style-name="T17"><text:line-break/></text:span><text:span text:style-name="T17"/></text:p></draw:text-box></draw:frame>Drawing <text:sequence text:ref-name="refDrawing1" text:name="Drawing" text:formula="ooow:Drawing+1" style:num-format="1">2</text:sequence>: IndexController.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00239538890040" text:continue-numbering="true" text:style-name="L2">
        <text:list-item>
          <text:p text:style-name="P35">Create the View (index.html)</text:p>
        </text:list-item>
      </text:list>
      <text:p text:style-name="P8"/>
      <text:p text:style-name="P1"><draw:frame draw:style-name="fr3" draw:name="Frame2" text:anchor-type="paragraph" svg:x="0.33cm" svg:y="0.199cm" svg:width="10.134cm" draw:z-index="4"><draw:text-box fo:min-height="5.891cm"><text:p text:style-name="Drawing"><draw:frame text:anchor-type="paragraph" draw:z-index="5" draw:name="Shape3" draw:style-name="gr8" draw:text-style-name="P44" svg:width="10.133cm" svg:height="5.89cm" svg:x="0cm" svg:y="0cm"><draw:text-box><text:p text:style-name="P42"><text:span text:style-name="T16">&lt;!DOCTYPE html&gt;</text:span><text:span text:style-name="T16"><text:line-break/></text:span><text:span text:style-name="T16">&lt;html lang="en" xmlns:th="http://www.thymeleaf.org"&gt;</text:span><text:span text:style-name="T16"><text:line-break/></text:span><text:span text:style-name="T16">&lt;head&gt;</text:span><text:span text:style-name="T16"><text:line-break/></text:span><text:span text:style-name="T16"> <text:s text:c="3"/>&lt;meta charset="UTF-8"/&gt;</text:span><text:span text:style-name="T16"><text:line-break/></text:span><text:span text:style-name="T16"> <text:s text:c="3"/>&lt;title&gt;Recipe Home&lt;/title&gt;</text:span><text:span text:style-name="T16"><text:line-break/></text:span><text:span text:style-name="T16">&lt;/head&gt;</text:span><text:span text:style-name="T16"><text:line-break/></text:span><text:span text:style-name="T16">&lt;body&gt;</text:span><text:span text:style-name="T16"><text:line-break/></text:span><text:span text:style-name="T16">&lt;h1&gt;My Recipes!&lt;/h1&gt;</text:span><text:span text:style-name="T16"><text:line-break/></text:span><text:span text:style-name="T16">&lt;/body&gt;</text:span><text:span text:style-name="T16"><text:line-break/></text:span><text:span text:style-name="T16">&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2">Lesson 132 One to One JPA Relationship</text:p>
      <text:p text:style-name="P11"/>
      <text:p text:style-name="P13"><text:a xlink:type="simple" xlink:href="https://github.com/roloje777/spring5-recipe-app/tree/one-to-one-jpa" text:style-name="Internet_20_link" text:visited-style-name="Visited_20_Internet_20_Link"><text:span text:style-name="T6">one-to-one-jpa branch</text:span></text:a></text:p>
      <text:p text:style-name="P11"/>
      <text:p text:style-name="P11"><draw:frame draw:style-name="fr2"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1"/>
      <text:p text:style-name="P11">In this lesson we will map the one-to-one relationship between the Recipe and the Notes entities that are classes (objects) in Java.</text:p>
      <text:p text:style-name="P11">Note that the owner in the relationship is the recipe and the cascading is set to all.</text:p>
      <text:p text:style-name="P11">Also it is using a bi -directional relationship,.</text:p>
      <text:p text:style-name="P11"/>
      <text:p text:style-name="P11"><draw:frame text:anchor-type="paragraph" draw:z-index="12" draw:name="Shape5" draw:style-name="gr6" draw:text-style-name="P41"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1"/>
      <text:p text:style-name="P11"/>
      <text:p text:style-name="P11"/>
      <text:p text:style-name="P11"/>
      <text:p text:style-name="P11"/>
      <text:p text:style-name="P11"/>
      <text:p text:style-name="P11"/>
      <text:p text:style-name="P11"/>
      <text:p text:style-name="P11"/>
      <text:p text:style-name="P12"><draw:frame text:anchor-type="paragraph" draw:z-index="13" draw:name="Shape6" draw:style-name="gr5" draw:text-style-name="P41"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1"/>
      <text:p text:style-name="P11"/>
      <text:p text:style-name="P11"/>
      <text:p text:style-name="P11"/>
      <text:p text:style-name="P11"/>
      <text:p text:style-name="P11"/>
      <text:p text:style-name="P11"/>
      <text:p text:style-name="P11"/>
      <text:p text:style-name="P11"/>
      <text:p text:style-name="P11"><text:s/></text:p>
      <text:p text:style-name="P11"><draw:frame text:anchor-type="paragraph" draw:z-index="14" draw:name="Shape7" draw:style-name="gr4" draw:text-style-name="P41"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1"/>
      <text:p text:style-name="P11"/>
      <text:p text:style-name="P11"/>
      <text:p text:style-name="P11"/>
      <text:p text:style-name="P11"/>
      <text:p text:style-name="P11"><draw:frame text:anchor-type="paragraph" draw:z-index="15" draw:name="Shape8" draw:style-name="gr3" draw:text-style-name="P41"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text:a xlink:type="simple" xlink:href="../../../../Section%208%20JPA%20Data%20Modeling%20with%20Spring%20and%20Hibernate/JPA+Entity+Relationships.pdf" text:style-name="Internet_20_link" text:visited-style-name="Visited_20_Internet_20_Link"><text:span text:style-name="T6">See notes here</text:span></text:a></text:p>
      <text:p text:style-name="P13"/>
      <text:list xml:id="list1608102090" text:style-name="L3">
        <text:list-item>
          <text:p text:style-name="P36">see use of tags when craeting the entities on the object model</text:p>
          <text:list>
            <text:list-item>
              <text:p text:style-name="P36">@Entity – class is an entity</text:p>
            </text:list-item>
            <text:list-item>
              <text:p text:style-name="P36">@ID – primary key for the entity</text:p>
            </text:list-item>
            <text:list-item>
              <text:p text:style-name="P37"><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26">@OneToOne – a One to one relationship</text:p>
            </text:list-item>
            <text:list-item>
              <text:p text:style-name="P27"><text:span text:style-name="T8">@OneToOne(cascade = CascadeType.</text:span><text:span text:style-name="T10">ALL</text:span><text:span text:style-name="T8">) – opne to one relationship set at owner with cascade type set to all</text:span></text:p>
            </text:list-item>
          </text:list>
        </text:list-item>
      </text:list>
      <text:p text:style-name="P15"/>
      <text:p text:style-name="P10"><draw:frame draw:style-name="fr1"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0"/>
      <text:p text:style-name="P10"/>
      <text:h text:style-name="P22" text:outline-level="1">Lesson 133 One To Many JPA Relationships</text:h>
      <text:p text:style-name="P16"/>
      <text:p text:style-name="P39"><text:a xlink:type="simple" xlink:href="https://github.com/roloje777/spring5-recipe-app/tree/one-to-many-jpa" office:name="branch one-to-many-jpa" text:style-name="Internet_20_link" text:visited-style-name="Visited_20_Internet_20_Link"><text:span text:style-name="T14">branch one-to-many-jpa</text:span></text:a></text:p>
      <text:p text:style-name="P16"/>
      <text:p text:style-name="P16"><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16"/>
      <text:list xml:id="list956185530" text:style-name="L4">
        <text:list-item>
          <text:p text:style-name="P38">Note changes made for Recipe to Engredient relationship. Its now bi-directional with a </text:p>
        </text:list-item>
      </text:list>
      <text:p text:style-name="P14"><text:tab/><text:tab/>Recipy – Engredient (1 - *) one-to-many. So you will have a collection of recipies in <text:tab/><text:tab/>the Recipe entity </text:p>
      <text:p text:style-name="P14"><draw:frame text:anchor-type="paragraph" draw:z-index="19" draw:name="Text Frame 1" draw:style-name="gr2" draw:text-style-name="P41" svg:width="11.888cm" svg:height="1.4cm" svg:x="1.589cm" svg:y="0.226cm"><draw:text-box><text:p>@OneToMany(cascade = CascadeType.ALL, mappedBy = "recipe")</text:p><text:p>private Set&lt;Ingredient&gt; ingredients;</text:p></draw:text-box></draw:frame></text:p>
      <text:p text:style-name="P14"/>
      <text:list xml:id="list100239178180834" text:continue-numbering="true" text:style-name="L4">
        <text:list-header>
          <text:p text:style-name="P38"/>
          <text:list>
            <text:list-item>
              <text:p text:style-name="P38">Engredient – Recipe (* - 1) many-to-one – só you will have a Recipy reference variable in the EntityObject</text:p>
            </text:list-item>
          </text:list>
        </text:list-header>
      </text:list>
      <text:p text:style-name="P14"/>
      <text:p text:style-name="P14"><draw:frame text:anchor-type="paragraph" draw:z-index="20" draw:name="Text Frame 2" draw:style-name="gr1" draw:text-style-name="P41" svg:width="11.311cm" svg:height="1.532cm" svg:x="1.453cm" svg:y="-0.265cm"><draw:text-box><text:p><text:s text:c="4"/>@ManyToOne</text:p><text:p><text:s text:c="4"/>private Recipe recipe;</text:p></draw:text-box></draw:frame><text:s text:c="2"/></text:p>
      <text:p text:style-name="P14"/>
      <text:p text:style-name="P14"/>
      <text:p text:style-name="P14"/>
      <text:p text:style-name="P19">Okay, I've gone in and made a small adjustment to the model that we've been looking at. </text:p>
      <text:p text:style-name="P18">So we are going to be looking at one to many and many to one relationships in this video. </text:p>
      <text:p text:style-name="P18">And what I did is we have the Recipe object which is a one-to-many relationship to Ingredient but we want to make this a</text:p>
      <text:p text:style-name="P18">bi-directional relationship. </text:p>
      <text:p text:style-name="P18">So we need to get that mapping back from Ingredient to Recipe and that'll be many-to-one. </text:p>
      <text:p text:style-name="P18">So we're going to go through and set this up so the Recipe is going to be the owner and he will own the relationship</text:p>
      <text:p text:style-name="P18">but Ingredient, we want to be able to navigate back to the Recipe from Ingredient in this case. </text:p>
      <text:p text:style-name="P18">And you can see there the mapping between the the two entities has been updated where between Recipe and Ingredient, we have a</text:p>
      <text:p text:style-name="P18">one-to-many relationship and then Ingredient has a many to one relationship. </text:p>
      <text:p text:style-name="P18">So we're going to go in and configure this now.</text:p>
      <text:p text:style-name="P18">I'll show you how to set it up inside of IntelliJ. </text:p>
      <text:p text:style-name="P18">So I've gone in and I've created the Ingredient object and I have not created anything further. </text:p>
      <text:p text:style-name="P18">So we'll step through creating placeholder in there for UnitOfMeasure which we'll get to in a future video and him as an entity. </text:p>
      <text:p text:style-name="P18">So we're going to use the Entity annotation and then I have a we want to add in a property for the Recipe that he belongs to. </text:p>
      <text:p text:style-name="P18">So now we have this relationship between the two and we want to add in the basic getter and setter. </text:p>
      <text:p text:style-name="P18">I'm going to hold off on that. </text:p>
      <text:p text:style-name="P18">We also want to add in a Long property for id.</text:p>
      <text:p text:style-name="P20">And again we're going to use the strategy, GenerationType IDENTITY which will get generated from the database.</text:p>
      <text:p text:style-name="P20"><text:s/>So now I'm going to go in and add in the getter and setter. </text:p>
      <text:p text:style-name="P20">So this command in, getters and setters, highlight all those.</text:p>
      <text:p text:style-name="P20">So now our Ingredient class is set up and it's going to be set up as an entity in JPA. </text:p>
      <text:p text:style-name="P20">So now we want to modify the Recipe class. </text:p>
      <text:p text:style-name="P20"><draw:frame text:anchor-type="paragraph" draw:z-index="21" draw:name="Text Frame 3" draw:style-name="gr2" draw:text-style-name="P41" svg:width="11.888cm" svg:height="1.4cm" svg:x="-0.055cm" svg:y="-0.081cm"><draw:text-box><text:p>@OneToMany(cascade = CascadeType.ALL, mappedBy = "recipe")</text:p><text:p>private Set&lt;Ingredient&gt; ingredients;</text:p></draw:text-box></draw:frame></text:p>
      <text:p text:style-name="P20"/>
      <text:p text:style-name="P20"/>
      <text:p text:style-name="P20">o we want to annotate this using OneToMany. </text:p>
      <text:p text:style-name="P20">Now we want the Recipe to own this. So now we want to add in a cascade type and it'll persist all operations.</text:p>
      <text:p text:style-name="P20"><text:s/>Now we want to do a mappedBy.</text:p>
      <text:p text:style-name="P20">IntelliJ intellisense would come up but in this case we want to say the property on the child class. </text:p>
      <text:p text:style-name="P20">So that's going to be Recipe. </text:p>
      <text:p text:style-name="P20">So that defines the relationship from Recipe class and we're saying that this Recipe will get stored on a property on the child or the set of ingredients on each object of Ingredient is going to be a property called recipe. </text:p>
      <text:p text:style-name="P20">So jump back over here to Chrome. </text:p>
      <text:p text:style-name="P20">That completes this direction of the relationship so from Recipe to Ingredient.<text:span text:style-name="T11">( 1 - * in Recipe Ingredient figure above)</text:span></text:p>
      <text:p text:style-name="P20"><text:s/>So we are getting a set there of ingredients coming back and I'm using set there so I get a unique set of ingredients. </text:p>
      <text:p text:style-name="P20">That's my preferred, some people like to use lists and there's nothing wrong with that but just from experience and something like this, I do prefer to use a Set.</text:p>
      <text:p text:style-name="P20"/>
      <text:p text:style-name="P20"/>
      <text:p text:style-name="P20"><draw:frame text:anchor-type="paragraph" draw:z-index="22" draw:name="Text Frame 4" draw:style-name="gr1" draw:text-style-name="P41" svg:width="11.311cm" svg:height="1.532cm" svg:x="0.042cm" svg:y="0.236cm"><draw:text-box><text:p><text:s text:c="4"/>@ManyToOne</text:p><text:p><text:s text:c="4"/>private Recipe recipe;</text:p></draw:text-box></draw:frame><text:soft-page-break/></text:p>
      <text:p text:style-name="P20"/>
      <text:p text:style-name="P20"/>
      <text:p text:style-name="P20">Now we need to set up the inverse side of the relationship. </text:p>
      <text:p text:style-name="P20"><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17">delete ingredients that are assigned to recipe but not the other way around. So we definitely don't to do the cascading</text:p>
      <text:p text:style-name="P20">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20">So just to quickly recap, we defined this recipe, we define this relation to between a recipe and ingredient and it's a bi-directional relationship. I mean we can navigate the object graph from either direction. So a recipe is going to have many ingredients</text:p>
      <text:p text:style-name="P17">while an ingredient will have just one recipe and we define the relationships.</text:p>
      <text:p text:style-name="P17">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17"/>
      <text:p text:style-name="P16"><text:a xlink:type="simple" xlink:href="https://github.com/roloje777/spring5-recipe-app/commit/c36b2f02885751ec4a133e507851557754ec401b" text:style-name="Internet_20_link" text:visited-style-name="Visited_20_Internet_20_Link"><text:span text:style-name="T15">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16T10:02:38.323522599</dc:date>
    <meta:editing-duration>PT59M9S</meta:editing-duration>
    <meta:editing-cycles>14</meta:editing-cycles>
    <meta:generator>LibreOffice/7.3.7.2$Linux_X86_64 LibreOffice_project/30$Build-2</meta:generator>
    <meta:document-statistic meta:table-count="0" meta:image-count="5" meta:object-count="0" meta:page-count="11" meta:paragraph-count="106" meta:word-count="1236" meta:character-count="6886" meta:non-whitespace-character-count="5695"/>
  </office:meta>
</office:document-meta>
</file>